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Optimized-500" table:style-name="ta1">
        <table:shapes>
          <draw:frame draw:z-index="0" draw:style-name="gr1" draw:text-style-name="P1" svg:width="8.7425in" svg:height="4.9173in" svg:x="0.461in" svg:y="0.0394in">
            <draw:object draw:notify-on-update-of-ranges="'destructuringOptimized-500'.A1:'destructuringOptimized-500'.A1 'destructuringOptimized-500'.A2:'destructuringOptimized-500'.A103 'destructuringOptimized-500'.B1:'destructuringOptimized-500'.B1 'destructuringOptimized-500'.B2:'destructuringOptimized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269972" calcext:value-type="float">
            <text:p>16484302699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270475" calcext:value-type="float">
            <text:p>1648430270475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0544" calcext:value-type="float">
            <text:p>16484302705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0976" calcext:value-type="float">
            <text:p>164843027097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1042" calcext:value-type="float">
            <text:p>164843027104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1483" calcext:value-type="float">
            <text:p>164843027148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1537" calcext:value-type="float">
            <text:p>164843027153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1977" calcext:value-type="float">
            <text:p>164843027197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2042" calcext:value-type="float">
            <text:p>164843027204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2477" calcext:value-type="float">
            <text:p>164843027247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2535" calcext:value-type="float">
            <text:p>164843027253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2979" calcext:value-type="float">
            <text:p>164843027297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3058" calcext:value-type="float">
            <text:p>164843027305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3479" calcext:value-type="float">
            <text:p>164843027347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3543" calcext:value-type="float">
            <text:p>164843027354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3980" calcext:value-type="float">
            <text:p>1648430273980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4044" calcext:value-type="float">
            <text:p>164843027404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4480" calcext:value-type="float">
            <text:p>1648430274480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4538" calcext:value-type="float">
            <text:p>1648430274538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4980" calcext:value-type="float">
            <text:p>1648430274980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5047" calcext:value-type="float">
            <text:p>164843027504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5481" calcext:value-type="float">
            <text:p>164843027548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5547" calcext:value-type="float">
            <text:p>1648430275547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5982" calcext:value-type="float">
            <text:p>164843027598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6046" calcext:value-type="float">
            <text:p>1648430276046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6482" calcext:value-type="float">
            <text:p>164843027648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6553" calcext:value-type="float">
            <text:p>164843027655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6983" calcext:value-type="float">
            <text:p>164843027698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7046" calcext:value-type="float">
            <text:p>164843027704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7483" calcext:value-type="float">
            <text:p>1648430277483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7550" calcext:value-type="float">
            <text:p>1648430277550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7984" calcext:value-type="float">
            <text:p>164843027798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8018" calcext:value-type="float">
            <text:p>164843027801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8485" calcext:value-type="float">
            <text:p>1648430278485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8519" calcext:value-type="float">
            <text:p>164843027851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8985" calcext:value-type="float">
            <text:p>164843027898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9049" calcext:value-type="float">
            <text:p>1648430279049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9486" calcext:value-type="float">
            <text:p>1648430279486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9553" calcext:value-type="float">
            <text:p>164843027955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79986" calcext:value-type="float">
            <text:p>164843027998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0053" calcext:value-type="float">
            <text:p>164843028005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0486" calcext:value-type="float">
            <text:p>1648430280486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0517" calcext:value-type="float">
            <text:p>164843028051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0986" calcext:value-type="float">
            <text:p>1648430280986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1027" calcext:value-type="float">
            <text:p>164843028102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1487" calcext:value-type="float">
            <text:p>164843028148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1552" calcext:value-type="float">
            <text:p>1648430281552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1988" calcext:value-type="float">
            <text:p>164843028198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2051" calcext:value-type="float">
            <text:p>164843028205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2488" calcext:value-type="float">
            <text:p>164843028248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2522" calcext:value-type="float">
            <text:p>164843028252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2989" calcext:value-type="float">
            <text:p>1648430282989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3024" calcext:value-type="float">
            <text:p>164843028302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3490" calcext:value-type="float">
            <text:p>1648430283490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3570" calcext:value-type="float">
            <text:p>1648430283570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3991" calcext:value-type="float">
            <text:p>164843028399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4058" calcext:value-type="float">
            <text:p>164843028405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4491" calcext:value-type="float">
            <text:p>1648430284491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4532" calcext:value-type="float">
            <text:p>1648430284532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4993" calcext:value-type="float">
            <text:p>1648430284993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5059" calcext:value-type="float">
            <text:p>1648430285059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5494" calcext:value-type="float">
            <text:p>164843028549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5536" calcext:value-type="float">
            <text:p>1648430285536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5995" calcext:value-type="float">
            <text:p>164843028599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6058" calcext:value-type="float">
            <text:p>164843028605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6496" calcext:value-type="float">
            <text:p>1648430286496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6565" calcext:value-type="float">
            <text:p>164843028656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6996" calcext:value-type="float">
            <text:p>164843028699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7062" calcext:value-type="float">
            <text:p>164843028706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7498" calcext:value-type="float">
            <text:p>164843028749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7565" calcext:value-type="float">
            <text:p>164843028756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7998" calcext:value-type="float">
            <text:p>164843028799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8065" calcext:value-type="float">
            <text:p>164843028806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8499" calcext:value-type="float">
            <text:p>1648430288499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8566" calcext:value-type="float">
            <text:p>164843028856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8999" calcext:value-type="float">
            <text:p>1648430288999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9066" calcext:value-type="float">
            <text:p>1648430289066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9499" calcext:value-type="float">
            <text:p>164843028949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89535" calcext:value-type="float">
            <text:p>164843028953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0000" calcext:value-type="float">
            <text:p>164843029000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0047" calcext:value-type="float">
            <text:p>164843029004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0500" calcext:value-type="float">
            <text:p>164843029050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0563" calcext:value-type="float">
            <text:p>164843029056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1001" calcext:value-type="float">
            <text:p>164843029100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1065" calcext:value-type="float">
            <text:p>164843029106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1501" calcext:value-type="float">
            <text:p>1648430291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1567" calcext:value-type="float">
            <text:p>164843029156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2002" calcext:value-type="float">
            <text:p>164843029200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2066" calcext:value-type="float">
            <text:p>164843029206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2502" calcext:value-type="float">
            <text:p>164843029250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2567" calcext:value-type="float">
            <text:p>164843029256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3003" calcext:value-type="float">
            <text:p>164843029300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3070" calcext:value-type="float">
            <text:p>1648430293070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3503" calcext:value-type="float">
            <text:p>164843029350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3569" calcext:value-type="float">
            <text:p>164843029356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4003" calcext:value-type="float">
            <text:p>1648430294003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4067" calcext:value-type="float">
            <text:p>16484302940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4504" calcext:value-type="float">
            <text:p>16484302945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4572" calcext:value-type="float">
            <text:p>164843029457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5005" calcext:value-type="float">
            <text:p>164843029500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5070" calcext:value-type="float">
            <text:p>164843029507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295070" calcext:value-type="float">
            <text:p>1648430295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9:17.044164404</dc:date>
    <meta:editing-duration>PT23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7cm" svg:height="12.491cm" xlink:href=".." xlink:type="simple" chart:class="chart:line" chart:style-name="ch1">
        <chart:legend chart:legend-position="end" svg:x="20.096cm" svg:y="5.697cm" style:legend-expansion="high" chart:style-name="ch2"/>
        <chart:plot-area chart:style-name="ch3" table:cell-range-address="'destructuringOptimized-500'.A1:'destructuringOptimized-500'.B103" chart:data-source-has-labels="row" svg:x="0.444cm" svg:y="0.249cm" svg:width="19.208cm" svg:height="11.993cm">
          <chartooo:coordinate-region svg:x="0.88cm" svg:y="0.37cm" svg:width="18.772cm" svg:height="10.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Optimized-500'.A2:'destructuringOptimized-500'.A103" chart:label-cell-address="'destructuringOptimized-500'.A1:'destructuringOptimized-500'.A1" chart:class="chart:line">
            <chart:data-point chart:repeated="102"/>
          </chart:series>
          <chart:series chart:style-name="ch7" chart:values-cell-range-address="'destructuringOptimized-500'.B2:'destructuringOptimized-500'.B103" chart:label-cell-address="'destructuringOptimized-500'.B1:'destructuringOptimized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Optimized-500'.A1:'destructuringOptimized-500'.A1</svg:desc>
                </draw:g>
              </table:table-cell>
              <table:table-cell office:value-type="string">
                <text:p> total</text:p>
                <draw:g>
                  <svg:desc>'destructuringOptimized-500'.B1:'destructuringOptimized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destructuringOptimized-500'.A2:'destructuringOptimized-500'.A103</svg:desc>
                </draw:g>
              </table:table-cell>
              <table:table-cell office:value-type="float" office:value="5.43">
                <text:p>5.43</text:p>
                <draw:g>
                  <svg:desc>'destructuringOptimized-500'.B2:'destructuringOptimized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1">
                <text:p>4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">
                <text:p>2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1">
                <text:p>3.2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2">
                <text:p>3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1">
                <text:p>3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1">
                <text:p>3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2">
                <text:p>3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1">
                <text:p>3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2">
                <text:p>3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1">
                <text:p>4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1">
                <text:p>4.2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">
                <text:p>4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2">
                <text:p>4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1">
                <text:p>4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2">
                <text:p>2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1">
                <text:p>3.2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2">
                <text:p>3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4">
                <text:p>3.6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5">
                <text:p>3.6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">
                <text:p>3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">
                <text:p>4.0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7">
                <text:p>4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7">
                <text:p>4.4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8">
                <text:p>4.4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7">
                <text:p>4.6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8">
                <text:p>4.6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">
                <text:p>2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1">
                <text:p>2.9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4">
                <text:p>3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4">
                <text:p>3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3">
                <text:p>4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">
                <text:p>4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3">
                <text:p>4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4">
                <text:p>4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3">
                <text:p>4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4">
                <text:p>4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4">
                <text:p>2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4">
                <text:p>2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4">
                <text:p>2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4">
                <text:p>2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7">
                <text:p>3.9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7">
                <text:p>3.9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">
                <text:p>4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">
                <text:p>4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">
                <text:p>2.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">
                <text:p>3.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1">
                <text:p>3.2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">
                <text:p>3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1">
                <text:p>3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64">
                <text:p>3.6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3">
                <text:p>3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4">
                <text:p>3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6">
                <text:p>4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6">
                <text:p>4.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27">
                <text:p>4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6">
                <text:p>4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6">
                <text:p>4.46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